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PGA</text:p>
          </table:table-cell>
          <table:table-cell office:value-type="string">
            <text:p>dólar</text:p>
          </table:table-cell>
          <table:table-cell office:value-type="string">
            <text:p>pesos argento</text:p>
          </table:table-cell>
        </table:table-row>
        <table:table-row table:style-name="ro1">
          <table:table-cell office:value-type="string">
            <text:p>1400AN</text:p>
          </table:table-cell>
          <table:table-cell office:value-type="float" office:value="86.52">
            <text:p>86,52</text:p>
          </table:table-cell>
          <table:table-cell office:value-type="float" office:value="4.29">
            <text:p>4,29</text:p>
          </table:table-cell>
          <table:table-cell table:formula="of:=([.B3]*[.C3])" office:value-type="float" office:value="371.1708">
            <text:p>371,1708</text:p>
          </table:table-cell>
        </table:table-row>
        <table:table-row table:style-name="ro1">
          <table:table-cell office:value-type="string">
            <text:p>700AN</text:p>
          </table:table-cell>
          <table:table-cell office:value-type="float" office:value="41.46">
            <text:p>41,46</text:p>
          </table:table-cell>
          <table:table-cell/>
          <table:table-cell table:formula="of:=([.B4]*[.C3])" office:value-type="float" office:value="177.8634">
            <text:p>177,8634</text:p>
          </table:table-cell>
        </table:table-row>
        <table:table-row table:style-name="ro1">
          <table:table-cell office:value-type="string">
            <text:p>400AN</text:p>
          </table:table-cell>
          <table:table-cell office:value-type="float" office:value="27.86">
            <text:p>27,86</text:p>
          </table:table-cell>
          <table:table-cell/>
          <table:table-cell table:formula="of:=([.B5]*[.C3])" office:value-type="float" office:value="119.5194">
            <text:p>119,519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1600E</text:p>
          </table:table-cell>
          <table:table-cell office:value-type="float" office:value="77.67">
            <text:p>77,67</text:p>
          </table:table-cell>
          <table:table-cell/>
          <table:table-cell table:formula="of:=([.B7]*[.C3])" office:value-type="float" office:value="333.2043">
            <text:p>333,20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emoria4M</text:p>
          </table:table-cell>
          <table:table-cell office:value-type="float" office:value="6.67">
            <text:p>6,67</text:p>
          </table:table-cell>
          <table:table-cell office:value-type="float" office:value="2">
            <text:p>2</text:p>
          </table:table-cell>
          <table:table-cell table:formula="of:=([.B9]*[.C3]*[.C9])" office:value-type="float" office:value="57.2286">
            <text:p>57,2286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18:27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</meta:initial-creator>
    <meta:creation-date>2011-09-16T18:16:53</meta:creation-date>
    <dc:date>2011-09-16T18:27:49</dc:date>
    <dc:creator>luis </dc:creator>
    <meta:editing-duration>PT00H10M56S</meta:editing-duration>
    <meta:editing-cycles>1</meta:editing-cycles>
    <meta:document-statistic meta:table-count="3" meta:cell-count="20" meta:object-count="0"/>
    <meta:generator>OpenOffice.org/3.2$Unix OpenOffice.org_project/320m19$Build-9505</meta:generator>
  </office:meta>
</office:document-meta>
</file>